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e52ff" officeooo:paragraph-rsid="001e52ff"/>
    </style:style>
    <style:style style:name="P2" style:family="paragraph" style:parent-style-name="Standard">
      <style:text-properties fo:language="pt" fo:country="BR" officeooo:rsid="00209242" officeooo:paragraph-rsid="00209242"/>
    </style:style>
    <style:style style:name="P3" style:family="paragraph" style:parent-style-name="Text_20_body">
      <style:text-properties officeooo:rsid="001e52ff" officeooo:paragraph-rsid="001e52ff"/>
    </style:style>
    <style:style style:name="P4" style:family="paragraph" style:parent-style-name="Text_20_body">
      <style:text-properties officeooo:rsid="00204e0b" officeooo:paragraph-rsid="00204e0b"/>
    </style:style>
    <style:style style:name="P5" style:family="paragraph" style:parent-style-name="Text_20_body">
      <style:text-properties officeooo:paragraph-rsid="00209242"/>
    </style:style>
    <style:style style:name="P6" style:family="paragraph" style:parent-style-name="Text_20_body">
      <style:text-properties officeooo:rsid="00209242" officeooo:paragraph-rsid="00209242"/>
    </style:style>
    <style:style style:name="P7" style:family="paragraph" style:parent-style-name="Text_20_body">
      <style:text-properties officeooo:rsid="0021d3be" officeooo:paragraph-rsid="0021d3be"/>
    </style:style>
    <style:style style:name="P8" style:family="paragraph" style:parent-style-name="Text_20_body">
      <style:text-properties officeooo:rsid="0021d3be" officeooo:paragraph-rsid="002338a4"/>
    </style:style>
    <style:style style:name="P9" style:family="paragraph" style:parent-style-name="Text_20_body">
      <style:text-properties officeooo:rsid="002338a4" officeooo:paragraph-rsid="002338a4"/>
    </style:style>
    <style:style style:name="P10" style:family="paragraph" style:parent-style-name="Heading_20_1">
      <style:text-properties officeooo:paragraph-rsid="00204e0b"/>
    </style:style>
    <style:style style:name="T1" style:family="text">
      <style:text-properties officeooo:rsid="001e52ff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1e52ff"/>
    </style:style>
    <style:style style:name="T4" style:family="text">
      <style:text-properties fo:language="pt" fo:country="BR" officeooo:rsid="00209242"/>
    </style:style>
    <style:style style:name="T5" style:family="text">
      <style:text-properties fo:language="pt" fo:country="BR" officeooo:rsid="00241c87"/>
    </style:style>
    <style:style style:name="T6" style:family="text">
      <style:text-properties fo:language="pt" fo:country="BR" officeooo:rsid="0025c29a"/>
    </style:style>
    <style:style style:name="T7" style:family="text">
      <style:text-properties fo:language="pt" fo:country="BR" officeooo:rsid="0025d626"/>
    </style:style>
    <style:style style:name="T8" style:family="text">
      <style:text-properties officeooo:rsid="00204e0b"/>
    </style:style>
    <style:style style:name="T9" style:family="text">
      <style:text-properties officeooo:rsid="002338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Descrição</text:h>
      <text:p text:style-name="P5"><text:span text:style-name="T3">Um jogo bidimensional de ação, (horizontal flight shooter), ambientado na segunda guerra mundial. Haverá missões e progressão de carreira do jogador, que se baseia em um sistema de pontuação.</text:span></text:p>
      <text:p text:style-name="P5"/>
      <text:p text:style-name="P5"><text:span text:style-name="T4">Informal:</text:span></text:p>
      <text:p text:style-name="P8">O jogo tem Menus, mantém informações dos jogos salvos, onde cada jogo salvo tem um título, tem o seu progresso (número da missão desbloqueadas), lista de item comprados <text:span text:style-name="T9">(ids) </text:span>e de pontos do jogador.</text:p>
      <text:p text:style-name="P9"><text:span text:style-name="T4">Durante o jogo corrente, </text:span><text:span text:style-name="T2">haverá um avião controlado </text:span><text:span text:style-name="T5">pelo jogador (mouse ou teclado), que seguirá um modelo aerodinâmico simples. Essa avião terá armas, que podem incluir metralhadoras, </text:span><text:span text:style-name="T6">foguetes</text:span><text:span text:style-name="T5"> e bombas, acionadas pelo teclado ou mouse.</text:span></text:p>
      <text:p text:style-name="P5"><text:span text:style-name="T4">O início da</text:span><text:span text:style-name="T6">s missões</text:span><text:span text:style-name="T4"> </text:span><text:span text:style-name="T6">será caracterizado pela </text:span><text:span text:style-name="T4">decolagem do avião, e que vai percorrer uma certa distância, na qual aparecerá os inimigos, aviões e torres, com variações de imagens e inimigos diferentes.</text:span></text:p>
      <text:p text:style-name="P6"><text:span text:style-name="T7">Os inimigos terão uma inteligência artificial e serão capazes de infligir danos sobre o jogador</text:span><text:span text:style-name="T2">, o que pode ocasionar até a morte do seu piloto ou destruição do avião, </text:span><text:span text:style-name="T7">sendo necessário a </text:span><text:span text:style-name="T2">restaur</text:span><text:span text:style-name="T7">ação do jogo </text:span><text:span text:style-name="T2">para o último estado salvo. </text:span></text:p>
      <text:p text:style-name="P6"><text:span text:style-name="T2">Toda vez que o avião pousar na base ele será automaticamente reparado.</text:span></text:p>
      <text:p text:style-name="P6"><text:span text:style-name="T2">A missão poderá ser matar um número determinado de aviões, bases inimigas, torres inimigas ou alvos específicos. Todo inimigo destruído será usado como ponto.</text:span></text:p>
      <text:p text:style-name="P6"><text:span text:style-name="T2">No final das missões o avião deverá pousar na base, salvando o jogo, haverá um sistema para compra de aviões ou armas.</text:span></text:p>
      <text:p text:style-name="P6"/>
      <text:p text:style-name="P6"><text:span text:style-name="T2">Menus: Menu principal, Menu de jogo (pause), Menu da Loja,</text:span></text:p>
      <text:p text:style-name="P6"><text:span text:style-name="T2">Menu principal: Botões: Novo Jogo, Jogos Salvos, Opções de Jogo, Créditos, Sair. Imagem de fundo e música de fundo.</text:span></text:p>
      <text:p text:style-name="P6"><text:span text:style-name="T2">Menu do jogo (pause): Botões: </text:span><text:span text:style-name="T7">Resumir, Reiniciar, </text:span><text:span text:style-name="T2">Opções de Jogo, Sair</text:span></text:p>
      <text:p text:style-name="P6"><text:span text:style-name="T2">Créditos: Nossos nomes e do professor</text:span></text:p>
      <text:p text:style-name="P6"><text:span text:style-name="T2">Menu da Loja: Aviões, armar, bombas</text:span></text:p>
      <text:p text:style-name="P7"><text:span text:style-name="T2">Menu de Opções: Volume dos sons (música e efeitos), qualidade dos gráficos</text:span></text:p>
      <text:p text:style-name="P2"/>
      <text:p text:style-name="P1"/>
      <text:h text:style-name="Heading_20_1" text:outline-level="1">Características</text:h>
      <text:p text:style-name="Text_20_body">Sons de ambiente (tiros, explosões, motor do avião, gritos) e música;</text:p>
      <text:p text:style-name="Text_20_body"><text:soft-page-break/><text:span text:style-name="T2">Simulação aerodinâmica do avião do jogador, permitindo pousos;</text:span></text:p>
      <text:p text:style-name="Text_20_body">Menu principal, menu de configurações, menu de créditos, menu de jogos salvos, <text:span text:style-name="T8">menu da loja (dentro do jogo);</text:span></text:p>
      <text:p text:style-name="Text_20_body">Sistema para salvar o progresso do jogo;</text:p>
      <text:p text:style-name="Text_20_body">IA;</text:p>
      <text:p text:style-name="Text_20_body">Sistemas de pontos, de vidas e de compra<text:span text:style-name="T8">s</text:span>;</text:p>
      <text:p text:style-name="Text_20_body"/>
      <text:h text:style-name="Heading_20_1" text:outline-level="1">Componentes <text:span text:style-name="T1">(Classes)</text:span></text:h>
      <text:p text:style-name="P7">Jogo: </text:p>
      <text:p text:style-name="P3">Gráfico: </text:p>
      <text:p text:style-name="P3">Áudio:</text:p>
      <text:p text:style-name="P3">Entrada:</text:p>
      <text:p text:style-name="P4">Controlador geral do jogo: </text:p>
      <text:p text:style-name="P4">Simulador aerodinâmico:</text:p>
      <text:p text:style-name="P4">Avião jogador:</text:p>
      <text:p text:style-name="P4">Torre inimiga:</text:p>
      <text:p text:style-name="P4">Avião inimigo:</text:p>
      <text:p text:style-name="P4"/>
      <text:p text:style-name="P4"/>
      <text:p text:style-name="P9">Passo 1: Identificar classes através dos subtantivos do texto da especificação</text:p>
      <text:p text:style-name="P9">Passor 2: Refinar nossa lista de substantivos, identificando classes e subclasses, descrever o que cada uma faz, e suas relações (herança), e eliminando classes que não devem fazer parte (sinônimos, atributos ..):</text:p>
      <text:p text:style-name="P9"><text:tab/>Classes são abstrações de objetos que apresentam características comuns, por isso devem ser no singular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elo</meta:initial-creator>
    <meta:creation-date>2017-03-10T15:53:23.124091896</meta:creation-date>
    <dc:date>2017-03-10T17:25:46.990917494</dc:date>
    <dc:creator>Gabriel Melo</dc:creator>
    <meta:editing-duration>PT12M10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36" meta:word-count="424" meta:character-count="2692" meta:non-whitespace-character-count="2299"/>
  </office:meta>
</office:document-meta>
</file>